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"/>
    <style:font-face style:name="Libertation Serif" svg:font-family="'Libert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17cm" table:align="left"/>
    </style:style>
    <style:style style:name="Таблиця1.A" style:family="table-column">
      <style:table-column-properties style:column-width="0.425cm"/>
    </style:style>
    <style:style style:name="Таблиця1.B" style:family="table-column">
      <style:table-column-properties style:column-width="6.482cm"/>
    </style:style>
    <style:style style:name="Таблиця1.C" style:family="table-column">
      <style:table-column-properties style:column-width="10.093cm"/>
    </style:style>
    <style:style style:name="Таблиця1.A1" style:family="table-cell">
      <style:table-cell-properties style:vertical-align="middle" fo:padding-left="0cm" fo:padding-right="0cm" fo:padding-top="0.794cm" fo:padding-bottom="0cm" fo:border-left="none" fo:border-right="none" fo:border-top="0.75pt dashed #000000" fo:border-bottom="none"/>
    </style:style>
    <style:style style:name="Таблиця1.B1" style:family="table-cell">
      <style:table-cell-properties style:vertical-align="middle" fo:padding-left="1.217cm" fo:padding-right="0cm" fo:padding-top="0.794cm" fo:padding-bottom="0cm" fo:border-left="0.75pt dashed #000000" fo:border-right="none" fo:border-top="0.75pt dashed #000000" fo:border-bottom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3" style:family="paragraph" style:parent-style-name="Table_20_Contents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4" style:family="paragraph" style:parent-style-name="Table_20_Contents" style:list-style-name="L2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5" style:family="paragraph" style:parent-style-name="Table_20_Contents" style:list-style-name="L3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6" style:family="paragraph" style:parent-style-name="Table_20_Contents" style:list-style-name="L4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7" style:family="paragraph" style:parent-style-name="Table_20_Contents" style:list-style-name="L5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8" style:family="paragraph" style:parent-style-name="Table_20_Contents" style:list-style-name="L6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9" style:family="paragraph" style:parent-style-name="Table_20_Contents" style:list-style-name="L7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0" style:family="paragraph" style:parent-style-name="Table_20_Contents" style:list-style-name="L8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1" style:family="paragraph" style:parent-style-name="Table_20_Contents" style:list-style-name="L9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2" style:family="paragraph" style:parent-style-name="Table_20_Contents" style:list-style-name="L1">
      <style:paragraph-properties fo:margin-left="0cm" fo:margin-right="0cm" fo:margin-top="0.132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3" style:family="paragraph" style:parent-style-name="Table_20_Contents" style:list-style-name="L2">
      <style:paragraph-properties fo:margin-left="0cm" fo:margin-right="0cm" fo:margin-top="0.132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4" style:family="paragraph" style:parent-style-name="Table_20_Contents" style:list-style-name="L3">
      <style:paragraph-properties fo:margin-left="0cm" fo:margin-right="0cm" fo:margin-top="0.132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5" style:family="paragraph" style:parent-style-name="Table_20_Contents" style:list-style-name="L4">
      <style:paragraph-properties fo:margin-left="0cm" fo:margin-right="0cm" fo:margin-top="0.132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6" style:family="paragraph" style:parent-style-name="Table_20_Contents" style:list-style-name="L5">
      <style:paragraph-properties fo:margin-left="0cm" fo:margin-right="0cm" fo:margin-top="0.132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7" style:family="paragraph" style:parent-style-name="Table_20_Contents" style:list-style-name="L6">
      <style:paragraph-properties fo:margin-left="0cm" fo:margin-right="0cm" fo:margin-top="0.132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8" style:family="paragraph" style:parent-style-name="Table_20_Contents" style:list-style-name="L7">
      <style:paragraph-properties fo:margin-left="0cm" fo:margin-right="0cm" fo:margin-top="0.132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9" style:family="paragraph" style:parent-style-name="Table_20_Contents" style:list-style-name="L8">
      <style:paragraph-properties fo:margin-left="0cm" fo:margin-right="0cm" fo:margin-top="0.132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20" style:family="paragraph" style:parent-style-name="Table_20_Contents" style:list-style-name="L9">
      <style:paragraph-properties fo:margin-left="0cm" fo:margin-right="0cm" fo:margin-top="0.132cm" fo:margin-bottom="0cm" loext:contextual-spacing="false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21" style:family="paragraph" style:parent-style-name="Standard">
      <style:paragraph-properties fo:text-align="center" style:justify-single-word="false"/>
      <style:text-properties fo:font-size="22pt" fo:font-weight="bold" officeooo:rsid="000504e5" officeooo:paragraph-rsid="000504e5" style:font-size-asian="22pt" style:font-weight-asian="bold" style:font-size-complex="2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2pt" fo:font-weight="bold" officeooo:rsid="00061843" officeooo:paragraph-rsid="00061843" style:font-size-asian="22pt" style:font-weight-asian="bold" style:font-size-complex="2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2pt" fo:font-weight="bold" officeooo:rsid="00056d4a" officeooo:paragraph-rsid="00056d4a" style:font-size-asian="19.25pt" style:font-weight-asian="bold" style:font-size-complex="2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2pt" fo:font-weight="bold" officeooo:rsid="00061843" officeooo:paragraph-rsid="00061843" style:font-size-asian="19.25pt" style:font-weight-asian="bold" style:font-size-complex="2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font-weight="bold" officeooo:rsid="000504e5" officeooo:paragraph-rsid="000504e5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056d4a" officeooo:paragraph-rsid="00056d4a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061843" officeooo:paragraph-rsid="00061843" style:font-size-asian="14pt" style:font-weight-asian="bold" style:font-size-complex="16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>
          <table:table-cell table:style-name="Таблиця1.A1" office:value-type="string">
            <text:p text:style-name="P1">1</text:p>
          </table:table-cell>
          <table:table-cell table:style-name="Таблиця1.B1" office:value-type="string">
            <text:p text:style-name="P2">Вступление</text:p>
          </table:table-cell>
          <table:table-cell table:style-name="Таблиця1.B1" office:value-type="string">
            <text:list xml:id="list8971486841157521008" text:style-name="L1">
              <text:list-item>
                <text:p text:style-name="P3">Базовые конструкции языка</text:p>
              </text:list-item>
              <text:list-item>
                <text:p text:style-name="P12">Почему Ruby, Ruby on Rails - это круто, модно и востребовано</text:p>
              </text:list-item>
              <text:list-item>
                <text:p text:style-name="P12">Повтор HTML, CSS</text:p>
              </text:list-item>
              <text:list-item>
                <text:p text:style-name="P12">JavaScript - зачем он нужен веб-девелоперу</text:p>
              </text:list-item>
              <text:list-item>
                <text:p text:style-name="P12">Повтор принципов ООП на примере руби</text:p>
              </text:list-item>
            </text:list>
          </table:table-cell>
        </table:table-row>
        <table:table-row>
          <table:table-cell table:style-name="Таблиця1.A1" office:value-type="string">
            <text:p text:style-name="P1">2</text:p>
          </table:table-cell>
          <table:table-cell table:style-name="Таблиця1.B1" office:value-type="string">
            <text:p text:style-name="P2">Hello, Ruby!</text:p>
          </table:table-cell>
          <table:table-cell table:style-name="Таблиця1.B1" office:value-type="string">
            <text:list xml:id="list8534104146779023807" text:style-name="L2">
              <text:list-item>
                <text:p text:style-name="P4">Обзор функционального подхода - proc, lambda</text:p>
              </text:list-item>
              <text:list-item>
                <text:p text:style-name="P13">Модули в руби и механизм mixins</text:p>
              </text:list-item>
              <text:list-item>
                <text:p text:style-name="P13">Работа со строками, массивами и хешами</text:p>
              </text:list-item>
              <text:list-item>
                <text:p text:style-name="P13">Введение в автотесты, Ценность TDD и BDD</text:p>
              </text:list-item>
              <text:list-item>
                <text:p text:style-name="P13">Git, Github и контроль версий как таковой</text:p>
              </text:list-item>
            </text:list>
          </table:table-cell>
        </table:table-row>
        <table:table-row>
          <table:table-cell table:style-name="Таблиця1.A1" office:value-type="string">
            <text:p text:style-name="P1">3</text:p>
          </table:table-cell>
          <table:table-cell table:style-name="Таблиця1.B1" office:value-type="string">
            <text:p text:style-name="P2">ActiveModel - Rails ORM</text:p>
          </table:table-cell>
          <table:table-cell table:style-name="Таблиця1.B1" office:value-type="string">
            <text:list xml:id="list1615965929929492302" text:style-name="L3">
              <text:list-item>
                <text:p text:style-name="P5">ActiveModel - Rails ORM (работа с базой данных)</text:p>
              </text:list-item>
              <text:list-item>
                <text:p text:style-name="P14">Повтор ООП - Шаблоны проектирования</text:p>
              </text:list-item>
              <text:list-item>
                <text:p text:style-name="P14">Работа с данными, CRUD</text:p>
              </text:list-item>
              <text:list-item>
                <text:p text:style-name="P14">Rspec - инструмент создания автотестов</text:p>
              </text:list-item>
              <text:list-item>
                <text:p text:style-name="P14">Шаблоны проектирования в ruby</text:p>
              </text:list-item>
            </text:list>
          </table:table-cell>
        </table:table-row>
        <table:table-row>
          <table:table-cell table:style-name="Таблиця1.A1" office:value-type="string">
            <text:p text:style-name="P1">4</text:p>
          </table:table-cell>
          <table:table-cell table:style-name="Таблиця1.B1" office:value-type="string">
            <text:p text:style-name="P2">MVC</text:p>
          </table:table-cell>
          <table:table-cell table:style-name="Таблиця1.B1" office:value-type="string">
            <text:list xml:id="list7053209397149445040" text:style-name="L4">
              <text:list-item>
                <text:p text:style-name="P6">Понятие MVC</text:p>
              </text:list-item>
              <text:list-item>
                <text:p text:style-name="P15">Rails: Router, ActiveController</text:p>
              </text:list-item>
              <text:list-item>
                <text:p text:style-name="P15">REST, Nested Resources</text:p>
              </text:list-item>
              <text:list-item>
                <text:p text:style-name="P15">Этика и приемы командной работы на GitHub</text:p>
              </text:list-item>
              <text:list-item>
                <text:p text:style-name="P15">HTTP: request, response, headers. GET, POST, PUT, DELETE</text:p>
              </text:list-item>
            </text:list>
          </table:table-cell>
        </table:table-row>
        <table:table-row>
          <table:table-cell table:style-name="Таблиця1.A1" office:value-type="string">
            <text:p text:style-name="P1">5</text:p>
          </table:table-cell>
          <table:table-cell table:style-name="Таблиця1.B1" office:value-type="string">
            <text:p text:style-name="P2">Rails: ActiveView, Helpers</text:p>
          </table:table-cell>
          <table:table-cell table:style-name="Таблиця1.B1" office:value-type="string">
            <text:list xml:id="list7095480309698591841" text:style-name="L5">
              <text:list-item>
                <text:p text:style-name="P7">Rails: ActiveView, Helpers</text:p>
              </text:list-item>
              <text:list-item>
                <text:p text:style-name="P16">Assets Pipeline</text:p>
              </text:list-item>
              <text:list-item>
                <text:p text:style-name="P16">Обзор использования jQuery в приложении</text:p>
              </text:list-item>
              <text:list-item>
                <text:p text:style-name="P16">Создание View, использование хелперов и javascript</text:p>
              </text:list-item>
            </text:list>
          </table:table-cell>
        </table:table-row>
        <table:table-row>
          <table:table-cell table:style-name="Таблиця1.A1" office:value-type="string">
            <text:p text:style-name="P1">6</text:p>
          </table:table-cell>
          <table:table-cell table:style-name="Таблиця1.B1" office:value-type="string">
            <text:p text:style-name="P2">Аутентификация и авторизация</text:p>
          </table:table-cell>
          <table:table-cell table:style-name="Таблиця1.B1" office:value-type="string">
            <text:list xml:id="list2380010394470032922" text:style-name="L6">
              <text:list-item>
                <text:p text:style-name="P8">Аутентификация и авторизация пользователей</text:p>
              </text:list-item>
              <text:list-item>
                <text:p text:style-name="P17">Rails: generators</text:p>
              </text:list-item>
              <text:list-item>
                <text:p text:style-name="P17">Twitter Bootstrap и responsive web - кому и зачем это нужно</text:p>
              </text:list-item>
              <text:list-item>
                <text:p text:style-name="P17">Формы и Nested Forms</text:p>
              </text:list-item>
              <text:list-item>
                <text:p text:style-name="P17"><text:soft-page-break/>Devise - гем для аутентификации</text:p>
              </text:list-item>
            </text:list>
          </table:table-cell>
        </table:table-row>
        <table:table-row>
          <table:table-cell table:style-name="Таблиця1.A1" office:value-type="string">
            <text:p text:style-name="P1">7</text:p>
          </table:table-cell>
          <table:table-cell table:style-name="Таблиця1.B1" office:value-type="string">
            <text:p text:style-name="P2">Rails Environment</text:p>
          </table:table-cell>
          <table:table-cell table:style-name="Таблиця1.B1" office:value-type="string">
            <text:list xml:id="list25145761472806587" text:style-name="L7">
              <text:list-item>
                <text:p text:style-name="P9">Rails Environment</text:p>
              </text:list-item>
              <text:list-item>
                <text:p text:style-name="P18">Convention over Configuration</text:p>
              </text:list-item>
              <text:list-item>
                <text:p text:style-name="P18">Rails Init Load Queue</text:p>
              </text:list-item>
              <text:list-item>
                <text:p text:style-name="P18">Rails Initializers</text:p>
              </text:list-item>
              <text:list-item>
                <text:p text:style-name="P18">Что скрывает в себе папка config в Rails проекте</text:p>
              </text:list-item>
            </text:list>
          </table:table-cell>
        </table:table-row>
        <table:table-row>
          <table:table-cell table:style-name="Таблиця1.A1" office:value-type="string">
            <text:p text:style-name="P1">8</text:p>
          </table:table-cell>
          <table:table-cell table:style-name="Таблиця1.B1" office:value-type="string">
            <text:p text:style-name="P2">Паттерны и антипаттерны в мире Rails</text:p>
          </table:table-cell>
          <table:table-cell table:style-name="Таблиця1.B1" office:value-type="string">
            <text:list xml:id="list5894145477799058460" text:style-name="L8">
              <text:list-item>
                <text:p text:style-name="P10">Паттерны и антипаттерны в мире Rails</text:p>
              </text:list-item>
              <text:list-item>
                <text:p text:style-name="P19">Деплоймент: Capistrano, Heruku</text:p>
              </text:list-item>
              <text:list-item>
                <text:p text:style-name="P19">NewRelic, bullet и проблемы, которые они помогают найти</text:p>
              </text:list-item>
              <text:list-item>
                <text:p text:style-name="P19">Типы автотесты, покрытие тестами, метрики качества кода</text:p>
              </text:list-item>
            </text:list>
          </table:table-cell>
        </table:table-row>
        <table:table-row>
          <table:table-cell table:style-name="Таблиця1.A1" office:value-type="string">
            <text:p text:style-name="P1">9</text:p>
          </table:table-cell>
          <table:table-cell table:style-name="Таблиця1.B1" office:value-type="string">
            <text:p text:style-name="P2">Cucumber, Capybara, Selenium</text:p>
          </table:table-cell>
          <table:table-cell table:style-name="Таблиця1.B1" office:value-type="string">
            <text:list xml:id="list7060201161990963068" text:style-name="L9">
              <text:list-item>
                <text:p text:style-name="P11">Интеграционное тестирование - Cucumber, Capybara, Selenium</text:p>
              </text:list-item>
              <text:list-item>
                <text:p text:style-name="P20">Debugging и оптимизация</text:p>
              </text:list-item>
              <text:list-item>
                <text:p text:style-name="P20">Отправка почты из приложения</text:p>
              </text:list-item>
              <text:list-item>
                <text:p text:style-name="P20">Ревью и критика учебных проектов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oft-page-break/>1. Вступление</text:p>
      <text:p text:style-name="P25">1.1 Базовые конструкции языка</text:p>
      <text:p text:style-name="P25">1.2 Почему Ruby, Ruby on Rails — это круто,модно и востребовано</text:p>
      <text:p text:style-name="P25">1.3 Повтор HTML, CSS</text:p>
      <text:p text:style-name="P25">1.4 JavaScript — зачем он нежен веб-девелоперу</text:p>
      <text:p text:style-name="P25">1.5 Повтор принципов ООП на примере Ruby</text:p>
      <text:p text:style-name="P25"/>
      <text:p text:style-name="P25"/>
      <text:p text:style-name="P25"/>
      <text:p text:style-name="P23">2. Hello, Ruby!</text:p>
      <text:p text:style-name="P26">2.1 Обзор функционального подхода — proc, lambda</text:p>
      <text:p text:style-name="P26">2.2 Модули в Ruby и механизм mixins</text:p>
      <text:p text:style-name="P26">2.3 Работа со строками, массивами и хешами</text:p>
      <text:p text:style-name="P26">2.4 Введение в автотесты. Ценность TDD и BDD</text:p>
      <text:p text:style-name="P26">2.5 Git, Github и контроль версий как таковой</text:p>
      <text:p text:style-name="P26"/>
      <text:p text:style-name="P26"/>
      <text:p text:style-name="P26"/>
      <text:p text:style-name="P24">3. ActiveModel — Rails ORM</text:p>
      <text:p text:style-name="P27">3.1 ActiveModel — Rails ORM (работа с базой данных)</text:p>
      <text:p text:style-name="P27">3.2 Повтор ООП — Шаблоны проектирования</text:p>
      <text:p text:style-name="P27">3.3 Работа с данными, CRUD</text:p>
      <text:p text:style-name="P27">3.4 Rspec — инструмент создания автотестов</text:p>
      <text:p text:style-name="P27">3.5 Шаблоны проектирования в Ruby</text:p>
      <text:p text:style-name="P27"/>
      <text:p text:style-name="P27"/>
      <text:p text:style-name="P27"/>
      <text:p text:style-name="P22">4. MVC</text:p>
      <text:p text:style-name="P27">4.1 Понятие MVC</text:p>
      <text:p text:style-name="P27">4.2 Rails : Router, ActiveController</text:p>
      <text:p text:style-name="P27">4.3 REST, Nested Resources</text:p>
      <text:p text:style-name="P27">4.4 Этика и приемы командной работы на GitHub</text:p>
      <text:p text:style-name="P27">4.5 HTTP : request, response, headers, GET, POST, PUT, DELETE</text:p>
      <text:p text:style-name="P27"/>
      <text:p text:style-name="P27"/>
      <text:p text:style-name="P27"/>
      <text:p text:style-name="P27"/>
      <text:p text:style-name="P24"><text:soft-page-break/>5. Rails : ActiveView, Helpers</text:p>
      <text:p text:style-name="P27">5.1 Rails : ActiveView, Helpers</text:p>
      <text:p text:style-name="P27">5.2 Assets Pipeline</text:p>
      <text:p text:style-name="P27">5.3 Обзор использования jQuery в приложении</text:p>
      <text:p text:style-name="P27">5.4 Создание View, использование хелперов и JavaScript</text:p>
      <text:p text:style-name="P27"/>
      <text:p text:style-name="P27"/>
      <text:p text:style-name="P27"/>
      <text:p text:style-name="P24">6. Аутентификация и авторизац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" svg:font-family="Tahoma"/>
    <style:font-face style:name="Libertation Serif" svg:font-family="'Libert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43:08.661928980</meta:creation-date>
    <dc:date>2015-09-25T13:38:35.014809550</dc:date>
    <meta:editing-duration>PT30M20S</meta:editing-duration>
    <meta:editing-cycles>3</meta:editing-cycles>
    <meta:generator>LibreOffice/4.4.2.2$Linux_X86_64 LibreOffice_project/40m0$Build-2</meta:generator>
    <meta:document-statistic meta:table-count="1" meta:image-count="0" meta:object-count="0" meta:page-count="4" meta:paragraph-count="90" meta:word-count="456" meta:character-count="2742" meta:non-whitespace-character-count="2411"/>
  </office:meta>
</office:document-meta>
</file>